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4.95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0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0.ds_combo0.idays30.odays7</text:p>
          </table:table-cell>
          <table:table-cell office:value-type="float" office:value="0.943551898002624" calcext:value-type="float">
            <text:p>0.9435518980026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2]/[.G2]" office:value-type="float" office:value="0.0666666666666667" calcext:value-type="float">
            <text:p>0.066666666666667</text:p>
          </table:table-cell>
          <table:table-cell table:formula="of:=[.D2]*[.H2]" office:value-type="float" office:value="0.0629034598668416" calcext:value-type="float">
            <text:p>0.062903459866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1.ds_combo0.idays30.odays7</text:p>
          </table:table-cell>
          <table:table-cell office:value-type="float" office:value="0.93968254327774" calcext:value-type="float">
            <text:p>0.939682543277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3]/[.G3]" office:value-type="float" office:value="0.0666666666666667" calcext:value-type="float">
            <text:p>0.066666666666667</text:p>
          </table:table-cell>
          <table:table-cell table:formula="of:=[.D3]*[.H3]" office:value-type="float" office:value="0.0626455028851827" calcext:value-type="float">
            <text:p>0.062645502885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2.ds_combo0.idays60.odays7</text:p>
          </table:table-cell>
          <table:table-cell office:value-type="float" office:value="0.933421492576599" calcext:value-type="float">
            <text:p>0.9334214925765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4]/[.G4]" office:value-type="float" office:value="0.0666666666666667" calcext:value-type="float">
            <text:p>0.066666666666667</text:p>
          </table:table-cell>
          <table:table-cell table:formula="of:=[.D4]*[.H4]" office:value-type="float" office:value="0.0622280995051066" calcext:value-type="float">
            <text:p>0.062228099505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3.ds_combo0.idays60.odays7</text:p>
          </table:table-cell>
          <table:table-cell office:value-type="float" office:value="0.91794216632843" calcext:value-type="float">
            <text:p>0.9179421663284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5]/[.G5]" office:value-type="float" office:value="0.0666666666666667" calcext:value-type="float">
            <text:p>0.066666666666667</text:p>
          </table:table-cell>
          <table:table-cell table:formula="of:=[.D5]*[.H5]" office:value-type="float" office:value="0.0611961444218953" calcext:value-type="float">
            <text:p>0.061196144421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4.ds_combo0.idays30.odays7</text:p>
          </table:table-cell>
          <table:table-cell office:value-type="float" office:value="0.909129321575165" calcext:value-type="float">
            <text:p>0.9091293215751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6]/[.G6]" office:value-type="float" office:value="0.0666666666666667" calcext:value-type="float">
            <text:p>0.066666666666667</text:p>
          </table:table-cell>
          <table:table-cell table:formula="of:=[.D6]*[.H6]" office:value-type="float" office:value="0.0606086214383443" calcext:value-type="float">
            <text:p>0.060608621438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5.ds_combo0.idays30.odays7</text:p>
          </table:table-cell>
          <table:table-cell office:value-type="float" office:value="0.939738750457764" calcext:value-type="float">
            <text:p>0.9397387504577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7]/[.G7]" office:value-type="float" office:value="0.0666666666666667" calcext:value-type="float">
            <text:p>0.066666666666667</text:p>
          </table:table-cell>
          <table:table-cell table:formula="of:=[.D7]*[.H7]" office:value-type="float" office:value="0.0626492500305176" calcext:value-type="float">
            <text:p>0.062649250030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_M_exp8</text:p>
          </table:table-cell>
          <table:table-cell office:value-type="string" calcext:value-type="string">
            <text:p>11_M.v1.l1.ds0.l_combo6.ds_combo0.idays30.odays1</text:p>
          </table:table-cell>
          <table:table-cell office:value-type="float" office:value="0.835294127464294" calcext:value-type="float">
            <text:p>0.835294127464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8]/[.G8]" office:value-type="float" office:value="0.0666666666666667" calcext:value-type="float">
            <text:p>0.066666666666667</text:p>
          </table:table-cell>
          <table:table-cell table:formula="of:=[.D8]*[.H8]" office:value-type="float" office:value="0.0556862751642863" calcext:value-type="float">
            <text:p>0.05568627516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_V_exp64</text:p>
          </table:table-cell>
          <table:table-cell office:value-type="string" calcext:value-type="string">
            <text:p>11_V.v1.l1.ds0.l_combo7.ds_combo0.idays60.odays7</text:p>
          </table:table-cell>
          <table:table-cell office:value-type="float" office:value="0.89670330286026" calcext:value-type="float">
            <text:p>0.896703302860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9]/[.G9]" office:value-type="float" office:value="0.0666666666666667" calcext:value-type="float">
            <text:p>0.066666666666667</text:p>
          </table:table-cell>
          <table:table-cell table:formula="of:=[.D9]*[.H9]" office:value-type="float" office:value="0.059780220190684" calcext:value-type="float">
            <text:p>0.059780220190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8.ds_combo0.idays60.odays7</text:p>
          </table:table-cell>
          <table:table-cell office:value-type="float" office:value="0.91550862789154" calcext:value-type="float">
            <text:p>0.915508627891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0]/[.G10]" office:value-type="float" office:value="0.0666666666666667" calcext:value-type="float">
            <text:p>0.066666666666667</text:p>
          </table:table-cell>
          <table:table-cell table:formula="of:=[.D10]*[.H10]" office:value-type="float" office:value="0.0610339085261027" calcext:value-type="float">
            <text:p>0.061033908526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_J_exp64</text:p>
          </table:table-cell>
          <table:table-cell office:value-type="string" calcext:value-type="string">
            <text:p>11_J.v1.l1.ds0.l_combo9.ds_combo0.idays60.odays7</text:p>
          </table:table-cell>
          <table:table-cell office:value-type="float" office:value="0.899184882640839" calcext:value-type="float">
            <text:p>0.8991848826408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1]/[.G11]" office:value-type="float" office:value="0.0666666666666667" calcext:value-type="float">
            <text:p>0.066666666666667</text:p>
          </table:table-cell>
          <table:table-cell table:formula="of:=[.D11]*[.H11]" office:value-type="float" office:value="0.0599456588427226" calcext:value-type="float">
            <text:p>0.059945658842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10.ds_combo0.idays30.odays7</text:p>
          </table:table-cell>
          <table:table-cell office:value-type="float" office:value="0.901525676250458" calcext:value-type="float">
            <text:p>0.9015256762504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2]/[.G12]" office:value-type="float" office:value="0.0666666666666667" calcext:value-type="float">
            <text:p>0.066666666666667</text:p>
          </table:table-cell>
          <table:table-cell table:formula="of:=[.D12]*[.H12]" office:value-type="float" office:value="0.0601017117500305" calcext:value-type="float">
            <text:p>0.060101711750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11.ds_combo0.idays60.odays7</text:p>
          </table:table-cell>
          <table:table-cell office:value-type="float" office:value="0.917439699172974" calcext:value-type="float">
            <text:p>0.9174396991729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3]/[.G13]" office:value-type="float" office:value="0.0666666666666667" calcext:value-type="float">
            <text:p>0.066666666666667</text:p>
          </table:table-cell>
          <table:table-cell table:formula="of:=[.D13]*[.H13]" office:value-type="float" office:value="0.0611626466115316" calcext:value-type="float">
            <text:p>0.061162646611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12.ds_combo0.idays60.odays7</text:p>
          </table:table-cell>
          <table:table-cell office:value-type="float" office:value="0.918976545333862" calcext:value-type="float">
            <text:p>0.9189765453338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4]/[.G14]" office:value-type="float" office:value="0.0666666666666667" calcext:value-type="float">
            <text:p>0.066666666666667</text:p>
          </table:table-cell>
          <table:table-cell table:formula="of:=[.D14]*[.H14]" office:value-type="float" office:value="0.0612651030222575" calcext:value-type="float">
            <text:p>0.061265103022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13.ds_combo0.idays30.odays7</text:p>
          </table:table-cell>
          <table:table-cell office:value-type="float" office:value="0.925190210342407" calcext:value-type="float">
            <text:p>0.9251902103424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5]/[.G15]" office:value-type="float" office:value="0.0666666666666667" calcext:value-type="float">
            <text:p>0.066666666666667</text:p>
          </table:table-cell>
          <table:table-cell table:formula="of:=[.D15]*[.H15]" office:value-type="float" office:value="0.0616793473561605" calcext:value-type="float">
            <text:p>0.061679347356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_B_exp64</text:p>
          </table:table-cell>
          <table:table-cell office:value-type="string" calcext:value-type="string">
            <text:p>11_B.v1.l1.ds0.l_combo14.ds_combo0.idays60.odays7</text:p>
          </table:table-cell>
          <table:table-cell office:value-type="float" office:value="0.913432836532593" calcext:value-type="float">
            <text:p>0.91343283653259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6]/[.G16]" office:value-type="float" office:value="0.0666666666666667" calcext:value-type="float">
            <text:p>0.066666666666667</text:p>
          </table:table-cell>
          <table:table-cell table:formula="of:=[.D16]*[.H16]" office:value-type="float" office:value="0.0608955224355062" calcext:value-type="float">
            <text:p>0.06089552243550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/>
          <table:table-cell table:formula="of:=SUM([.I2:.I16])" office:value-type="float" office:value="0.91378147204717" calcext:value-type="float">
            <text:p>0.913781472047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formula="of:=AVERAGE([.D2:.D16])" office:value-type="float" office:value="0.91378147204717" calcext:value-type="float">
            <text:p>0.913781472047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MIN([.D2:.D16])" office:value-type="float" office:value="0.835294127464294" calcext:value-type="float">
            <text:p>0.835294127464294</text:p>
          </table:table-cell>
          <table:table-cell table:formula="of:=MAX([.D2:.D16])" office:value-type="float" office:value="0.943551898002624" calcext:value-type="float">
            <text:p>0.9435518980026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54:34.639239511</dc:date>
    <meta:editing-duration>PT2M40S</meta:editing-duration>
    <meta:editing-cycles>1</meta:editing-cycles>
    <meta:document-statistic meta:table-count="1" meta:cell-count="151" meta:object-count="0"/>
    <meta:generator>LibreOffice/6.0.7.3$Linux_X86_64 LibreOffice_project/00m0$Build-3</meta:generator>
  </office:meta>
</office:document-meta>
</file>